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xt:p>
      <text:p text:style-name="P2">Hiraṇyakaśipu Terrorizes the Universe</text:p>
      <text:p text:style-name="P1"/>
      <text:p text:style-name="P1">This chapter fully describes how Hiraṇyakaśipu obtained power from Lord Brahmā and misused it by harassing all the living entities within this universe.</text:p>
      <text:p text:style-name="P1"/>
      <text:p text:style-name="P1">By severe austerities, Hiraṇyakaśipu satisfied Lord Brahmā and obtained the benedictions he desired. After he received these benedictions, his body, which had been almost entirely consumed, was revived with full beauty and a luster like gold. Nonetheless, he continued to be envious of Lord Viṣṇu, unable to forget Lord Viṣṇu’s having killed his brother. Hiraṇyakaśipu conquered everyone in the ten directions and the three worlds and brought all living entities, both demigods and asuras, under his control. Becoming the master of all places, including the residence of Indra, whom he had driven out, he began enjoying life in great luxury and thus became mad. All the demigods but Lord Viṣṇu, Lord Brahmā and Lord Śiva came under his control and began serving him, but despite all his material power he was dissatisfied because he was always puffed up, proud of transgressing the Vedic regulations. All the brāhmaṇas were dissatisfied with him, and they cursed him with determination. Eventually, all the living entities within the universe, represented by the demigods and sages, prayed to the Supreme Lord for relief from Hiraṇyakaśipu’s rule.</text:p>
      <text:p text:style-name="P1"/>
      <text:p text:style-name="P1">Lord Viṣṇu informed the demigods that they and the other living entities would be saved from the fearful conditions created by Hiraṇyakaśipu. Since Hiraṇyakaśipu was the oppressor of all the demigods, the followers of the Vedas, the cows, the brāhmaṇas and the religious, saintly persons, and since he was envious of the Supreme Lord, he would naturally be killed very soon. Hiraṇyakaśipu’s last exploit would be to torment his own son Prahlāda, who was a mahā-bhāgavata, an exalted Vaiṣṇava. Then his life would end. When the demigods were thus reassured by the Supreme Personality of Godhead, everyone was satisfied, knowing that the miseries inflicted upon them by Hiraṇyakaśipu would come to an end.</text:p>
      <text:p text:style-name="P1"/>
      <text:p text:style-name="P1">Finally, Nārada Muni describes the characteristics of Prahlāda Mahārāja, the son of Hiraṇyakaśipu, and describes how his father envied his own qualified son. In this way the chapter ends.</text:p>
      <text:p text:style-name="P1"/>
      <text:p text:style-name="P1"><text:soft-page-break/>Text 1:</text:p>
      <text:p text:style-name="P1"><text:s text:c="4"/>Nārada Muni continued: Lord Brahmā was very much satisfied by Hiraṇyakaśipu’s austerities, which were difficult to perform. Therefore, when solicited for benedictions, he indeed granted them, although they were rarely to be achieved.</text:p>
      <text:p text:style-name="P1"/>
      <text:p text:style-name="P1">Text 2:</text:p>
      <text:p text:style-name="P1"><text:s text:c="4"/>Lord Brahmā said: O Hiraṇyakaśipu, these benedictions for which you have asked are difficult to obtain for most men. Nonetheless, O my son, I shall grant you them although they are generally not available.</text:p>
      <text:p text:style-name="P1"/>
      <text:p text:style-name="P1">Text 3:</text:p>
      <text:p text:style-name="P1"><text:s text:c="4"/>Then Lord Brahmā, who awards infallible benedictions, departed, being worshiped by the best of the demons, Hiraṇyakaśipu, and being praised by great sages and saintly persons.</text:p>
      <text:p text:style-name="P1"/>
      <text:p text:style-name="P1">Text 4:</text:p>
      <text:p text:style-name="P1"><text:s text:c="4"/>The demon Hiraṇyakaśipu, having thus been blessed by Lord Brahmā and having acquired a lustrous golden body, continued to remember the death of his brother and therefore be envious of Lord Viṣṇu.</text:p>
      <text:p text:style-name="P1"/>
      <text:p text:style-name="P1">Texts 5-7:</text:p>
      <text:p text:style-name="P1"><text:s text:c="4"/>Hiraṇyakaśipu became the conqueror of the entire universe. Indeed, that great demon conquered all the planets in the three worlds — upper, middle and lower — including the planets of the human beings, the Gandharvas, the Garuḍas, the great serpents, the Siddhas, Cāraṇas and Vidyādharas, the great saints, Yamarāja, the Manus, the Yakṣas, the Rākṣasas, the Piśācas and their masters, and the masters of the ghosts and Bhūtas. He defeated the rulers of all the other planets where there are living entities and brought them under his control. Conquering the abodes of all, he seized their power and influence.</text:p>
      <text:p text:style-name="P1"/>
      <text:p text:style-name="P1">Text 8:</text:p>
      <text:p text:style-name="P1"><text:s text:c="4"/>Hiraṇyakaśipu, who possessed all opulence, began residing in heaven, with its famous Nandana garden, which is enjoyed by the demigods. In fact, he resided in the most opulent palace of Indra, the King of heaven. The palace had been directly constructed by the demigod architect Viśvakarmā and was as beautifully made as if the goddess of fortune of the entire universe resided there.</text:p>
      <text:p text:style-name="P1"><text:soft-page-break/></text:p>
      <text:p text:style-name="P1">Texts 9-12:</text:p>
      <text:p text:style-name="P1"><text:s text:c="4"/>The steps of King Indra’s residence were made of coral, the floor was bedecked with invaluable emeralds, the walls were of crystal, and the columns of vaidūrya stone. The wonderful canopies were beautifully decorated, the seats were bedecked with rubies, and the silk bedding, as white as foam, was decorated with pearls. The ladies of the palace, who were blessed with beautiful teeth and the most wonderfully beautiful faces, walked here and there in the palace, their ankle bells tinkling melodiously, and saw their own beautiful reflections in the gems. The demigods, however, being very much oppressed, had to bow down and offer obeisances at the feet of Hiraṇyakaśipu, who chastised the demigods very severely and for no reason. Thus Hiraṇyakaśipu lived in the palace and severely ruled everyone.</text:p>
      <text:p text:style-name="P1"/>
      <text:p text:style-name="P1">Text 13:</text:p>
      <text:p text:style-name="P1"><text:s text:c="4"/>O my dear King, Hiraṇyakaśipu was always drunk on strong-smelling wines and liquors, and therefore his coppery eyes were always rolling. Nonetheless, because he had powerfully executed great austerities in mystic yoga, although he was abominable, all but the three principal demigods — Lord Brahmā, Lord Śiva and Lord Viṣṇu — personally worshiped him to please him by bringing him various presentations with their own hands.</text:p>
      <text:p text:style-name="P1"/>
      <text:p text:style-name="P1">Text 14:</text:p>
      <text:p text:style-name="P1"><text:s text:c="4"/>O Mahārāja Yudhiṣṭhira, descendant of Pāṇḍu, by dint of his personal power, Hiraṇyakaśipu, being situated on the throne of King Indra, controlled the inhabitants of all the other planets. The two Gandharvas Viśvāvasu and Tumburu, I myself and the Vidyādharas, Apsarās and sages all offered prayers to him again and again just to glorify him.</text:p>
      <text:p text:style-name="P1"/>
      <text:p text:style-name="P1">Text 15:</text:p>
      <text:p text:style-name="P1"><text:s text:c="4"/>Being worshiped by sacrifices offered with great gifts by those who strictly followed the principles of varṇa and āśrama, Hiraṇyakaśipu, instead of offering shares of the oblations to the demigods, accepted them himself.</text:p>
      <text:p text:style-name="P1"/>
      <text:p text:style-name="P1">Text 16:</text:p>
      <text:p text:style-name="P1"><text:soft-page-break/><text:s text:c="4"/>As if in fear of Hiraṇyakaśipu, the planet earth, which consists of seven islands, delivered food grains without being plowed. Thus it resembled cows like the surabhi of the spiritual world or the kāma-dughā of heaven. The earth yielded sufficient food grains, the cows supplied abundant milk, and outer space was beautifully decorated with wonderful phenomena.</text:p>
      <text:p text:style-name="P1"/>
      <text:p text:style-name="P1">Text 17:</text:p>
      <text:p text:style-name="P1"><text:s text:c="4"/>By the flowing of their waves, the various oceans of the universe, along with their tributaries, the rivers, which are compared to their wives, supplied various kinds of gems and jewels for Hiraṇyakaśipu’s use. These oceans were the oceans of salt water, sugarcane juice, wine, clarified butter, milk, yogurt, and sweet water.</text:p>
      <text:p text:style-name="P1"/>
      <text:p text:style-name="P1">Text 18:</text:p>
      <text:p text:style-name="P1"><text:s text:c="4"/>The valleys between the mountains became fields of pleasure for Hiraṇyakaśipu, by whose influence all the trees and plants produced fruits and flowers profusely in all seasons. The qualities of pouring water, drying and burning, which are all qualities of the three departmental heads of the universe — namely Indra, Vāyu and Agni — were all directed by Hiraṇyakaśipu alone, without assistance from the demigods.</text:p>
      <text:p text:style-name="P1"/>
      <text:p text:style-name="P1">Text 19:</text:p>
      <text:p text:style-name="P1"><text:s text:c="4"/>In spite of achieving the power to control in all directions and in spite of enjoying all types of dear sense gratification as much as possible, Hiraṇyakaśipu was dissatisfied because instead of controlling his senses he remained their servant.</text:p>
      <text:p text:style-name="P1"/>
      <text:p text:style-name="P1">Text 20:</text:p>
      <text:p text:style-name="P1"><text:s text:c="4"/>Hiraṇyakaśipu thus passed a long time being very much proud of his opulences and transgressing the laws and regulations mentioned in the authoritative śāstras. He was therefore subjected to a curse by the four Kumāras, who were great brāhmaṇas.</text:p>
      <text:p text:style-name="P1"/>
      <text:p text:style-name="P1">Text 21:</text:p>
      <text:p text:style-name="P1"><text:s text:c="4"/>Everyone, including the rulers of the various planets, was extremely distressed because of the severe punishment inflicted upon them by Hiraṇyakaśipu. Fearful and disturbed, unable to find any other shelter, they at last surrendered to the Supreme Personality of Godhead, Viṣṇu.</text:p>
      <text:p text:style-name="P1"/>
      <text:p text:style-name="P1"><text:soft-page-break/>Texts 22-23:</text:p>
      <text:p text:style-name="P1"><text:s text:c="4"/>“Let us offer our respectful obeisances unto that direction where the Supreme Personality of Godhead is situated, where those purified souls in the renounced order of life, the great saintly persons, go, and from which, having gone, they never return.” Without sleep, fully controlling their minds, and living on only their breath, the predominating deities of the various planets began worshiping Hṛṣīkeśa with this meditation.</text:p>
      <text:p text:style-name="P1"/>
      <text:p text:style-name="P1">Text 24:</text:p>
      <text:p text:style-name="P1"><text:s text:c="4"/>Then there appeared before them a transcendental sound vibration, emanating from a personality not visible to material eyes. The voice was as grave as the sound of a cloud, and it was very encouraging, driving away all fear.</text:p>
      <text:p text:style-name="P1"/>
      <text:p text:style-name="P1">Texts 25-26:</text:p>
      <text:p text:style-name="P1"><text:s text:c="4"/>The voice of the Lord vibrated as follows: O best of learned persons, do not fear! I wish all good fortune to you. Become My devotees by hearing and chanting about Me and offering Me prayers, for these are certainly meant to award benedictions to all living entities. I know all about the activities of Hiraṇyakaśipu and shall surely stop them very soon. Please wait patiently until that time.</text:p>
      <text:p text:style-name="P1"/>
      <text:p text:style-name="P1">Text 27:</text:p>
      <text:p text:style-name="P1"><text:s text:c="4"/>When one is envious of the demigods, who represent the Supreme Personality of Godhead, of the Vedas, which give all knowledge, of the cows, brāhmaṇas, Vaiṣṇavas and religious principles, and ultimately of Me, the Supreme Personality of Godhead, he and his civilization will be vanquished without delay.</text:p>
      <text:p text:style-name="P1"/>
      <text:p text:style-name="P1">Text 28:</text:p>
      <text:p text:style-name="P1"><text:s text:c="4"/>When Hiraṇyakaśipu teases the great devotee Prahlāda, his own son, who is peaceful and sober and who has no enemy, I shall kill Hiraṇyakaśipu immediately, despite the benedictions of Brahmā.</text:p>
      <text:p text:style-name="P1"/>
      <text:p text:style-name="P1">Text 29:</text:p>
      <text:p text:style-name="P1"><text:s text:c="4"/>The great saint Nārada Muni continued: When the Supreme Personality of Godhead, the spiritual master of everyone, thus reassured all the demigods living in the heavenly planets, they offered their respectful <text:soft-page-break/>obeisances unto Him and returned, confident that the demon Hiraṇyakaśipu was now practically dead.</text:p>
      <text:p text:style-name="P1"/>
      <text:p text:style-name="P1">Text 30:</text:p>
      <text:p text:style-name="P1"><text:s text:c="4"/>Hiraṇyakaśipu had four wonderful, well-qualified sons, of whom the one named Prahlāda was the best. Indeed, Prahlāda was a reservoir of all transcendental qualities because he was an unalloyed devotee of the Personality of Godhead.</text:p>
      <text:p text:style-name="P1"/>
      <text:p text:style-name="P1">Texts 31-32:</text:p>
      <text:p text:style-name="P1"><text:s text:c="4"/>[The qualities of Mahārāja Prahlāda, the son of Hiraṇyakaśipu, are described herewith.] He was completely cultured as a qualified brāhmaṇa, having very good character and being determined to understand the Absolute Truth. He had full control of his senses and mind. Like the Supersoul, he was kind to every living entity and was the best friend of everyone. To respectable persons he acted exactly like a menial servant, to the poor he was like a father, to his equals he was attached like a sympathetic brother, and he considered his teachers, spiritual masters and older Godbrothers to be as good as the Supreme Personality of Godhead. He was completely free from unnatural pride that might have arisen from his good education, riches, beauty, aristocracy and so on.</text:p>
      <text:p text:style-name="P1"/>
      <text:p text:style-name="P1">Text 33:</text:p>
      <text:p text:style-name="P1"><text:s text:c="4"/>Although Prahlāda Mahārāja was born in a family of asuras, he himself was not an asura but a great devotee of Lord Viṣṇu. Unlike the other asuras, he was never envious of Vaiṣṇavas. He was not agitated when put into danger, and he was neither directly nor indirectly interested in the fruitive activities described in the Vedas. Indeed, he considered everything material to be useless, and therefore he was completely devoid of material desires. He always controlled his senses and life air, and being of steady intelligence and determination, he subdued all lusty desires.</text:p>
      <text:p text:style-name="P1"/>
      <text:p text:style-name="P1">Text 34:</text:p>
      <text:p text:style-name="P1"><text:s text:c="4"/>O King, Prahlāda Mahārāja’s good qualities are still glorified by learned saints and Vaiṣṇavas. As all good qualities are always found existing in the Supreme Personality of Godhead, they also exist forever in His devotee Prahlāda Mahārāja.</text:p>
      <text:p text:style-name="P1"/>
      <text:p text:style-name="P1">Text 35:</text:p>
      <text:p text:style-name="P1"><text:soft-page-break/><text:s text:c="4"/>In any assembly where there are discourses about saints and devotees, O King Yudhiṣṭhira, even the enemies of the demons, namely the demigods, what to speak of you, would cite Prahlāda Mahārāja as an example of a great devotee.</text:p>
      <text:p text:style-name="P1"/>
      <text:p text:style-name="P1">Text 36:</text:p>
      <text:p text:style-name="P1"><text:s text:c="4"/>Who could list the innumerable transcendental qualities of Prahlāda Mahārāja? He had unflinching faith in Vāsudeva, Lord Kṛṣṇa [the son of Vasudeva], and unalloyed devotion to Him. His attachment to Lord Kṛṣṇa was natural because of his previous devotional service. Although his good qualities cannot be enumerated, they prove that he was a great soul [mahātmā].</text:p>
      <text:p text:style-name="P1"/>
      <text:p text:style-name="P1">Text 37:</text:p>
      <text:p text:style-name="P1"><text:s text:c="4"/>From the very beginning of his childhood, Prahlāda Mahārāja was uninterested in childish playthings. Indeed, he gave them up altogether and remained silent and dull, being fully absorbed in Kṛṣṇa consciousness. Since his mind was always affected by Kṛṣṇa consciousness, he could not understand how the world goes on being fully absorbed in the activities of sense gratification.</text:p>
      <text:p text:style-name="P1"/>
      <text:p text:style-name="P1">Text 38:</text:p>
      <text:p text:style-name="P1"><text:s text:c="4"/>Prahlāda Mahārāja was always absorbed in thought of Kṛṣṇa. Thus, being always embraced by the Lord, he did not know how his bodily necessities, such as sitting, walking, eating, lying down, drinking and talking, were being automatically performed.</text:p>
      <text:p text:style-name="P1"/>
      <text:p text:style-name="P1">Text 39:</text:p>
      <text:p text:style-name="P1"><text:s text:c="4"/>Because of advancement in Kṛṣṇa consciousness, he sometimes cried, sometimes laughed, sometimes expressed jubilation and sometimes sang loudly.</text:p>
      <text:p text:style-name="P1"/>
      <text:p text:style-name="P1">Text 40:</text:p>
      <text:p text:style-name="P1"><text:s text:c="4"/>Sometimes, upon seeing the Supreme Personality of Godhead, Prahlāda Mahārāja would loudly call in full anxiety. He sometimes lost his shyness in jubilation and began dancing in ecstasy, and sometimes, being fully absorbed in thoughts of Kṛṣṇa, he felt oneness and imitated the pastimes of the Lord.</text:p>
      <text:p text:style-name="P1"/>
      <text:p text:style-name="P1"><text:soft-page-break/>Text 41:</text:p>
      <text:p text:style-name="P1"><text:s text:c="4"/>Sometimes, feeling the touch of the Lord’s lotus hands, he became spiritually jubilant and remained silent, his hairs standing on end and tears gliding down from his half-closed eyes because of his love for the Lord.</text:p>
      <text:p text:style-name="P1"/>
      <text:p text:style-name="P1">Text 42:</text:p>
      <text:p text:style-name="P1"><text:s text:c="4"/>Because of his association with perfect, unalloyed devotees who had nothing to do with anything material, Prahlāda Mahārāja constantly engaged in the service of the Lord’s lotus feet. By seeing his bodily features when he was in perfect ecstasy, persons very poor in spiritual understanding became purified. In other words, Prahlāda Mahārāja bestowed upon them transcendental bliss.</text:p>
      <text:p text:style-name="P1"/>
      <text:p text:style-name="P1">Text 43:</text:p>
      <text:p text:style-name="P1"><text:s text:c="4"/>My dear King Yudhiṣṭhira, the demon Hiraṇyakaśipu tormented this exalted, fortunate devotee, although Prahlāda was his own son.</text:p>
      <text:p text:style-name="P1"/>
      <text:p text:style-name="P1">Text 44:</text:p>
      <text:p text:style-name="P1"><text:s text:c="4"/>Mahārāja Yudhiṣṭhira said: O best of the saints among the demigods, O best of spiritual leaders, how did Hiraṇyakaśipu give so much trouble to Prahlāda Mahārāja, the pure and exalted saint, although Prahlāda was his own son? I wish to know about this subject from you.</text:p>
      <text:p text:style-name="P1"/>
      <text:p text:style-name="P1">Text 45:</text:p>
      <text:p text:style-name="P1"><text:s text:c="4"/>A father and mother are always affectionate to their children. When the children are disobedient the parents chastise them, not due to enmity but only for the child’s instruction and welfare. How did Hiraṇyakaśipu, the father of Prahlāda Mahārāja, chastise such a noble son? This is what I am eager to know.</text:p>
      <text:p text:style-name="P1"/>
      <text:p text:style-name="P1">Text 46:</text:p>
      <text:p text:style-name="P1"><text:s text:c="4"/>Mahārāja Yudhiṣṭhira further inquired: How was it possible for a father to be so violent toward an exalted son who was obedient, well-behaved and respectful to his father? O brāhmaṇa, O master, I have never heard of such a contradiction as an affectionate father’s punishing his noble son with the intention of killing him. Kindly dissipate our doubts in this regar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49:22.740000000</dc:date>
    <meta:editing-duration>PT33S</meta:editing-duration>
    <meta:editing-cycles>1</meta:editing-cycles>
    <meta:document-statistic meta:table-count="0" meta:image-count="0" meta:object-count="0" meta:page-count="8" meta:paragraph-count="82" meta:word-count="2397" meta:character-count="15134" meta:non-whitespace-character-count="12661"/>
  </office:meta>
</office:document-meta>
</file>